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start" style:justify-single-word="false"/>
      <style:text-properties fo:font-size="14pt" officeooo:rsid="000c298d" officeooo:paragraph-rsid="000c298d" style:font-size-asian="12.25pt" style:font-size-complex="14pt"/>
    </style:style>
    <style:style style:name="P2" style:family="paragraph" style:parent-style-name="Standard">
      <style:paragraph-properties fo:line-height="150%" fo:text-align="center" style:justify-single-word="false"/>
      <style:text-properties fo:font-size="14pt" fo:font-weight="bold" officeooo:rsid="000c298d" officeooo:paragraph-rsid="000c298d" style:font-size-asian="12.25pt" style:font-weight-asian="bold" style:font-size-complex="14pt" style:font-weight-complex="bold"/>
    </style:style>
    <style:style style:name="P3" style:family="paragraph" style:parent-style-name="Standard">
      <style:paragraph-properties fo:line-height="150%" fo:text-align="center" style:justify-single-word="false"/>
      <style:text-properties fo:font-size="14pt" fo:font-style="italic" officeooo:rsid="000c298d" officeooo:paragraph-rsid="000c298d" style:font-size-asian="12.25pt" style:font-style-asian="italic" style:font-size-complex="14pt" style:font-style-complex="italic"/>
    </style:style>
    <style:style style:name="P4" style:family="paragraph" style:parent-style-name="Standard">
      <style:paragraph-properties fo:line-height="150%" fo:text-align="start" style:justify-single-word="false"/>
      <style:text-properties fo:font-size="14pt" fo:font-style="italic" officeooo:rsid="000c298d" officeooo:paragraph-rsid="000c298d" style:font-size-asian="12.25pt" style:font-style-asian="italic" style:font-size-complex="14pt" style:font-style-complex="italic"/>
    </style:style>
    <style:style style:name="P5" style:family="paragraph" style:parent-style-name="Standard">
      <style:paragraph-properties fo:line-height="150%" fo:text-align="start" style:justify-single-word="false"/>
      <style:text-properties fo:font-size="14pt" fo:font-style="normal" officeooo:rsid="000c298d" officeooo:paragraph-rsid="000d0e8e" style:font-size-asian="12.25pt" style:font-style-asian="normal" style:font-size-complex="14pt" style:font-style-complex="normal"/>
    </style:style>
    <style:style style:name="P6" style:family="paragraph" style:parent-style-name="Standard">
      <style:paragraph-properties fo:line-height="150%" fo:text-align="start" style:justify-single-word="false"/>
      <style:text-properties fo:font-size="14pt" fo:font-style="normal" officeooo:rsid="000d0e8e" officeooo:paragraph-rsid="000e0c6d" style:font-size-asian="12.25pt" style:font-style-asian="normal" style:font-size-complex="14pt" style:font-style-complex="normal"/>
    </style:style>
    <style:style style:name="T1" style:family="text">
      <style:text-properties fo:font-weight="normal" style:font-weight-asian="normal" style:font-weight-complex="normal"/>
    </style:style>
    <style:style style:name="T2" style:family="text">
      <style:text-properties fo:font-weight="normal" officeooo:rsid="000d0e8e" style:font-weight-asian="normal" style:font-weight-complex="normal"/>
    </style:style>
    <style:style style:name="T3" style:family="text">
      <style:text-properties officeooo:rsid="000d62c8"/>
    </style:style>
    <style:style style:name="T4" style:family="text">
      <style:text-properties officeooo:rsid="000e0c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insky and the Rules for Radicals</text:p>
      <text:p text:style-name="P1"><text:tab/>INTROD<text:span text:style-name="T1">UCTION</text:span></text:p>
      <text:p text:style-name="P3"><text:span text:style-name="T1">Tactical Rules</text:span></text:p>
      <text:p text:style-name="P4"><text:span text:style-name="T1">Rule #1: Power is not only what you have but the what the enemy thinks you have.</text:span></text:p>
      <text:p text:style-name="P5"><text:span text:style-name="T1"><text:tab/>The struggle over power is central to the leftist view of society and the lack of power with the Have-Nots, the Proletariat, the impoverished, homosexuals, women, minority groups or whatever group du jour is determined to be oppressed. The Haves hold the power, and in order for society to change for the betterment of the masses, the Have-Nots must revolt. Revolution, not evolution, is the central tenant. Lack of action and indifference equates to support for the Haves. The ends justify the means, no matter the cost. I could go on and on with the rallying cries of the Left. </text:span></text:p>
      <text:p text:style-name="P5"><text:span text:style-name="T1"><text:tab/></text:span><text:span text:style-name="T2">It's all </text:span><text:span text:style-name="T1">Bumper sticker politics, no different </text:span><text:span text:style-name="T2">than conservatives with their “Abortion stops a beating heart” bumper stickers. A coexist bumper sticker on a Toyota Prius never stopped an Islamicist terror attack, nor has a pro-life bumper sticker stopped an abortion. It's all virtue signaling from both sides of the aisle. A bumper sticker holds no value except the cost of the materials to create it, and the value in infuriating the opposition. Real power is what matters and how to obtain it, or at least bluff to advance the cause.</text:span></text:p>
      <text:p text:style-name="P5"><text:span text:style-name="T1"><text:tab/>What is power? Is it material wealth? It </text:span><text:span text:style-name="T2">w</text:span><text:span text:style-name="T1">ould be, but not that doesn't fuy encapsulate power. Does holding high office make one powerful? Is power a social <text:s/>construction related to position in the political hierarchy? Power is an amorphou</text:span><text:span text:style-name="T2">s term, which changes depending on the groups involved and the goals of the group. In the most basic terms, power, as defined by Saul Alinsky (1971), is the “ability, whether physical, mental or moral, to act”. Alinsky elaborates by stating: </text:span></text:p>
      <text:p text:style-name="P5"><text:span text:style-name="T2">“Power is the very essence, the dynamo of life. It is the power of the heart pumping blood and sustaining life in the body. It is the power of active citizen participation pulsing upward, providing a unfiied strength for a common purpose. Power is the essential life force always in operation, either changing the world or opposing change. </text:span><text:soft-page-break/><text:span text:style-name="T2">Power, or organized energy, may be a man-killing explosive or a life-saving drug. The power of a gun may be used to enforce slavery, or to achieve freedom.”</text:span></text:p>
      <text:p text:style-name="P6"><text:tab/>How does a group such as Antifa, Black Lives Matter or related groups enact change when the majority of Americans disagree with the means, if not also the ends? The group must appear to be significant in size, regardless of the actual size of the group. “Parade it visibly before the enemy”, states Alinsky. The group must show itself in the community, conceal the actual number of members but organize publicly in a manner that influences the masses to believe <text:span text:style-name="T3">the size of the group is larger than it actually is. If you lack numbers, “stink up the place”! Make a ruckus! Make as much noise as possible and cause disruption to increase the perceived amount of power held by the group. </text:span></text:p>
      <text:p text:style-name="P6"><text:tab/><text:span text:style-name="T4">Antifa engages in this rule through utilization of the Black Bloc</text:span></text:p>
      <text:p text:style-name="P6"/>
      <text:p text:style-name="P6"/>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5T10:37:19.362844630</meta:creation-date>
    <dc:date>2017-07-15T11:39:40.239243719</dc:date>
    <meta:editing-duration>PT1M9S</meta:editing-duration>
    <meta:editing-cycles>1</meta:editing-cycles>
    <meta:document-statistic meta:table-count="0" meta:image-count="0" meta:object-count="0" meta:page-count="2" meta:paragraph-count="11" meta:word-count="516" meta:character-count="2991" meta:non-whitespace-character-count="2474"/>
    <meta:generator>LibreOffice/4.2.8.2$Linux_X86_64 LibreOffice_project/420m0$Build-2</meta:generator>
  </office:meta>
</office:document-meta>
</file>